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Anglický originál byl vydán v únoru 2018. Kniha je určena pro LibreOffice 6.0.</text:p>
        <text:h text:style-name="P65" text:outline-level="2"><text:bookmark-start text:name="__RefHeading___Toc2071_444967441"/>Poznámka pro uživatele systému macOS<text:bookmark-end text:name="__RefHeading___Toc2071_444967441"/></text:h>
        <text:p text:style-name="P2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Ekvivalent pro macOS</text:p>
            </table:table-cell>
            <table:table-cell table:style-name="Table2.A1" office:value-type="string">
              <text:p text:style-name="P58">Výsledek</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e nastavení s možnostmi</text:p>
            </table:table-cell>
          </table:table-row>
          <table:table-row table:style-name="Table2.1">
            <table:table-cell table:style-name="Table2.A2" office:value-type="string">
              <text:p text:style-name="P41"><text:span text:style-name="LOKeystroke">Kliknutí pravým tlačítkem</text:span></text:p>
            </table:table-cell>
            <table:table-cell table:style-name="Table2.A2" office:value-type="string">
              <text:p text:style-name="P41">Control + kliknut a/nebo klik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další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tevře s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7987_715966708" text:style-name="Index_20_Link" text:visited-style-name="Index_20_Link">Pro předchozí vydání<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Poznámka pro uživatele systému macO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program pro zpracování textu)<text:tab/>4</text:a></text:p>
            <text:p text:style-name="P60"><text:a xlink:type="simple" xlink:href="#__RefHeading__22009_697337876" text:style-name="Index_20_Link" text:visited-style-name="Index_20_Link">Calc (tabulkový kalkulátor)<text:tab/>4</text:a></text:p>
            <text:p text:style-name="P60"><text:a xlink:type="simple" xlink:href="#__RefHeading__22011_697337876" text:style-name="Index_20_Link" text:visited-style-name="Index_20_Link">Impress (program na tvorbu prezentací)<text:tab/>4</text:a></text:p>
            <text:p text:style-name="P60"><text:a xlink:type="simple" xlink:href="#__RefHeading__22013_697337876" text:style-name="Index_20_Link" text:visited-style-name="Index_20_Link">Draw (program na kreslení vektorové grafiky)<text:tab/>4</text:a></text:p>
            <text:p text:style-name="P60"><text:a xlink:type="simple" xlink:href="#__RefHeading__22015_697337876" text:style-name="Index_20_Link" text:visited-style-name="Index_20_Link">Base (databázový program)<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Použití Rychlého spuštění na systémech Windows a Linux<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e<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Opětovné 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a PDF.</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Moduly balíku LibreOffice jsou navzájem velmi dobře propojeny.</text:p>
        </text:list-item>
      </text:list>
      <text:list xml:id="list3911945316" text:style-name="List_20_2">
        <text:list-item>
          <text:p text:style-name="P89">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vyžaduje některý z následujících operačních systémů:</text:p>
      <text:list xml:id="list155253553470170" text:continue-numbering="true" text:style-name="List_20_1">
        <text:list-item>
          <text:p text:style-name="List_20_1"><text:span text:style-name="LOStrongEmphasis">Microsoft Windows:</text:span> Windows Server 2008, Windows 7, Windows 8/8.1, Windows Server 2012, nebo Windows 10.</text:p>
        </text:list-item>
      </text:list>
      <text:list xml:id="list37426371" text:style-name="List_20_1">
        <text:list-item>
          <text:p text:style-name="P76"><text:span text:style-name="LOStrongEmphasis">GNU/Linux</text:span> verze kernelu 2.6.18, glibc2 v2.5 nebo vyšší, a gtk v2.10.4 nebo vyšší</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Java Runtime Environment (JRE).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12">Uživatelé systému macOS mohou také obdržet dvě verze LibreOffice z App Store: LibreOffice Vanilla (za malý poplatek)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LibreOffice spustíme stejným způsobem jako jakýkoli jiný program v počítači.</text:p>
      <text:p text:style-name="P13">V operačních systémech Windows nebo Linux je položka nabídky pro LibreOffice a každý program LibreOffice v hlavní systémové nabídce operačního systému. Na počítačích s operačním systémem macOS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2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nemáme-li jeho typy souborů asociovány s LibreOffice, stačí poklepat na následující typy souborů pro otevření balíkem LibreOffice:</text:p>
      <text:list xml:id="list155254741579488" text:continue-list="list15525355347017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OS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1253388766" text:style-name="Numbering_20_1">
        <text:list-item>
          <text:p text:style-name="P69"><text:soft-page-break/>Spustíme balík LibreOffice.</text:p>
        </text:list-item>
        <text:list-item>
          <text:p text:style-name="P69">V hlavní nabídce zvolíme <text:span text:style-name="LOMenuPath">Nástroje &gt; Možnosti &gt; LibreOffice &gt; Obecné</text:span> a zaškrtneme <text:span text:style-name="LOEmphasis">Načíst LibreOffice během spuštění systému (pokud používáme Windows) Povolit rychlé spouštění v hlavním panelu (pokud používáme Linux)</text:span>.</text:p>
        </text:list-item>
        <text:list-item>
          <text:p text:style-name="P69">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9" draw:name="Image9" text:anchor-type="as-char" svg:width="0.42cm" svg:height="0.499cm" draw:z-index="5"><draw:image xlink:href="Pictures/1000000000000071000000867929B6403FEBBA8C.png" xlink:type="simple" xlink:show="embed" xlink:actuate="onLoad" loext:mime-type="image/png"/></draw:frame><text:s/>.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Obecné</text:span> a zrušíme zaškrtnutí pole <text:span text:style-name="LOMenuPath">Načíst LibreOffice během spuštění systému </text:span>(Windows)<text:span text:style-name="LOMenuPath"> </text:span>nebo  v Linuxu zrušíme zaškrtnutí pole<text:span text:style-name="LOMenuPath"> Povolit rychlé spouštění v hlavním panelu</text:span>.</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span text:style-name="LOEmphasis">Hlavní nabídka</text:span>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V některých případech je vhodné snížit počet zobrazených panelů nástrojů a získat více místa pro dokument. LibreOffice poskytuje alternativu jednoduchého panelu nástrojů k výchozímu dvojitému panelu nástrojů.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Podnabídky a palety nástroje<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text:s/>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plovoucí panely, a to na základě aktuálního umístění kurzoru nebo výběru. Tyto lišty lze ukotvit v horní či dolní části nebo po stranách hlavního okna (více v předchozí části (viz “<text:reference-ref text:reference-format="text" text:ref-name="moving toolbars">Přesouvání nástrojových lišt</text:reference-ref>” níž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Nástrojové lišty je možné 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9">Ve výchozím nastavení se v místních nabídkách zobrazí příslušná klávesová zkratka, pokud byla nastavena. <text:s/>Pokud chceme, můžeme přepnout viditelnost v</text:span><text:span text:style-name="LOMenuPath"> Nástroje &gt; Možnosti &gt; Zobrazení &gt; Nabídky</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Obrázek <text:sequence text:ref-name="refFigure5" text:name="Figure" text:formula="ooow:Figure+1" style:num-format="1">6</text:sequence>: <text:span text:style-name="T7">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Obrázku <text:sequence text:ref-name="refFigure6" text:name="Figure" text:formula="ooow:Figure+1" style:num-format="1">7</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konkrétním modul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Postranní lišta (obrázek <text:sequence-ref text:reference-format="value" text:ref-name="refFigure7">8</text:sequence-ref>)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Obrázek <text:sequence text:ref-name="refFigure7" text:name="Figure" text:formula="ooow:Figure+1" style:num-format="1">8</text:sequence>: Panel Vlastnosti postranní lišty v programu Writer</text:p></draw:text-box></draw:frame></text:p>
      <text:p text:style-name="P5">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se nacházejí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Chceme-li změnit ukotvené dialogové okno na plovoucí a opačně, použijeme rozbalovací seznam v <text:span text:style-name="LOMenuPath">Nastavení postranní lišty</text:span> v horní části lišty karet (viz obrázek <text:sequence-ref text:reference-format="value" text:ref-name="refFigure8">9</text:sequence-ref>). Ze stejného seznamu můžeme zvolit, které položky mají být zahrnuty do postranní lišty.</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Obrázek <text:sequence text:ref-name="refFigure8" text:name="Figure" text:formula="ooow:Figure+1" style:num-format="1">9</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76">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Více informací se nachází v části “<text:bookmark-ref text:reference-format="text" text:ref-name="__RefHeading__22045_697337876">Použití Rychlého spuštění na systémech Windows a Linux</text:bookmark-ref>” na stránce <text:bookmark-ref text:reference-format="page" text:ref-name="__RefHeading___Toc7993_715966708">8</text:bookmark-ref><text:s/>.</text:p>
        </text:list-item>
      </text:list>
      <text:list xml:id="list155254880825488" text:continue-list="list155255117435209" text:style-name="Heading_20_Note">
        <text:list-item>
          <text:p text:style-name="P75">Poznámka</text:p>
        </text:list-item>
      </text:list>
      <text:p text:style-name="P48">Pokud zavřeme všechny dokumenty, aniž bychom ukončili samotný LibreOffice, zobrazí se úvodní obrazovka.</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Zvolíme <text:span text:style-name="LOMenuPath">Soubor &gt; Otevřít</text:span> nebo <text:span text:style-name="LOMenuPath">Soubor &gt; Otevřít vzdálený soubor…</text:span> v hlavní nabídce, čímž otevřeme dialogové okno Otevřít.</text:p>
        </text:list-item>
        <text:list-item>
          <text:p text:style-name="P77">Použijeme klávesovou zkratku <text:span text:style-name="LOKeystroke">Ctrl+O</text:span>, čímž otevřeme dialogové okno Otevřít.</text:p>
        </text:list-item>
        <text:list-item>
          <text:p text:style-name="P78"><text:soft-page-break/>Pokud je již nějaký dokument otevřen, klepneme na ikonu <text:span text:style-name="LOMenuPath">Otevřít</text:span> na nástrojové liště Standardní a vybereme požadovaný soubor ze seznamu v dialogovém okně Otevřít, nebo klepneme na <text:span text:style-name="LOMenuPath">Otevřít šablonu…</text:span> a vybereme šablonu.</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Uložit vzdálený</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Z hlavního menu zvolíme <text:span text:style-name="LOMenuPath">Soubor &gt; Uložit</text:span> </text:p>
        </text:list-item>
        <text:list-item>
          <text:p text:style-name="P79">Použijeme klávesovou zkratku <text:span text:style-name="LOKeystroke">Ctrl+S</text:span>.</text:p>
        </text:list-item>
        <text:list-item>
          <text:p text:style-name="P79">Klepneme na ikonu <text:span text:style-name="LOMenuPath">Uložit</text:span> na nástrojové liště Standardní.</text:p>
        </text:list-item>
        <text:list-item>
          <text:p text:style-name="P79">Z hlavního menu zvolíme <text:span text:style-name="LOMenuPath">Soubor &gt; Uložit vše</text:span> </text:p>
        </text:list-item>
        <text:list-item>
          <text:p text:style-name="P79">Z hlavního menu zvolíme <text:span text:style-name="LOMenuPath">Soubor &gt; Uložit vzdálený</text:span></text:p>
        </text:list-item>
        <text:list-item>
          <text:p text:style-name="P79">Z hlavního menu zvolíme <text:span text:style-name="LOMenuPath">Soubor &gt; Uložit kopii (podobné jako příkaz </text:span><text:span text:style-name="LOMenuPath"><text:span text:style-name="T8"><text:bookmark-ref text:reference-format="text" text:ref-name="__RefHeading__5391_1247198942">Uložit jako</text:bookmark-ref></text:span></text:span><text:span text:style-name="LOMenuPath">)</text:span></text:p>
        </text:list-item>
      </text:list>
      <text:p text:style-name="Text_20_body">Při použití příkazu Uložit se přepíše naposledy uložená verze souboru.</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Obrázek <text:sequence text:ref-name="refFigure9" text:name="Figure" text:formula="ooow:Figure+1" style:num-format="1">10</text:sequence>: Ukázka dialogového okna programu LibreOffice Uložit jako</text:p></draw:text-box></draw:frame></text:p>
      <text:p text:style-name="P30">Chceme-li vytvořit nový dokument, změnit jeho název či formát nebo uložit na jiné umístění v počítači:</text:p>
      <text:list xml:id="list155254437406745" text:continue-numbering="true" text:style-name="List_20_1">
        <text:list-item>
          <text:p text:style-name="P83">Použijeme klávesovou zkratku <text:span text:style-name="LOKeystroke">Ctrl+Shift+S</text:span>.</text:p>
        </text:list-item>
        <text:list-item>
          <text:p text:style-name="P80">Z hlavního menu zvolíme <text:span text:style-name="LOMenuPath">Soubor &gt; Uložit jako</text:span>.</text:p>
        </text:list-item>
      </text:list>
      <text:p text:style-name="P4">Když se otevře dialogové okno <text:span text:style-name="LOMenuPath">Uložit jako</text:span> (obrázek <text:sequence-ref text:reference-format="value" text:ref-name="refFigure9">10</text:sequence-ref>) nebo <text:span text:style-name="LOMenuPath">Uložit</text:span>  zadáme název souboru, případně změníme typ souboru nebo přejdeme na nové umístění a klepneme na <text:span text:style-name="LOMenuPath">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70">Při použití <text:bookmark-ref text:reference-format="text" text:ref-name="__RefHeading__5391_1247198942">příkazu Uložit jako</text:bookmark-ref><text:s/> zaškrtneme možnost <text:span text:style-name="LOMenuPath">Uložit s heslem</text:span> v dialogovém okně Uložit jako nebo Uložit.</text:p>
        </text:list-item>
        <text:list-item>
          <text:p text:style-name="P70">Klepnutím na <text:span text:style-name="LOMenuPath">Uložit</text:span> otevřeme dialogové okno <text:span text:style-name="LOMenuPath">Nastavit heslo</text:span> (obrázek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Obrázek <text:sequence text:ref-name="refFigure10" text:name="Figure" text:formula="ooow:Figure+1" style:num-format="1">11</text:sequence>: Dialogové okno Nastavit heslo</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5"><text:soft-page-break/>Pro povolení spojení se vzdáleným serverem, použijeme jedné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Zvolíme <text:span text:style-name="LOMenuPath">Soubor &gt; Otevřít vzdálený</text:span></text:p>
        </text:list-item>
        <text:list-item>
          <text:p text:style-name="P85">Zvolíme <text:span text:style-name="LOMenuPath">Soubor &gt; Uložit vzdálený </text:span></text:p>
        </text:list-item>
      </text:list>
      <text:p text:style-name="P23">V dialogovém okně Vzdálené soubory (obrázek <text:sequence-ref text:reference-format="value" text:ref-name="refFigure12">13</text:sequence-ref>), klepneme na tlačítko <text:span text:style-name="LOMenuPath">Přidat službu</text:span> v pravém horním rohu dialogového okna Vzdálené soubory (obrázek <text:sequence-ref text:reference-format="value" text:ref-name="refFigure11">12</text:sequence-ref>).</text:p>
      <text:p text:style-name="P17">V závislosti na typu souborové služby, kterou vybereme v seznamu <text:span text:style-name="LOMenuPath">Typ</text:span>, jsou nutné různé parametry pro připojení ke vzdálenému serveru.</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Obrázek <text:sequence text:ref-name="refFigure11" text:name="Figure" text:formula="ooow:Figure+1" style:num-format="1">12</text:sequence>: Nastavení připojení ke vzdálenému serveru</text:p></draw:text-box></draw:frame></text:p>
      <text:p text:style-name="P16">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17">Poté se zobrazí dialogové okno Vzdálené soubory (obrázek <text:sequence-ref text:reference-format="value" text:ref-name="refFigure12">13</text:sequence-ref>), které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Obrázek <text:sequence text:ref-name="refFigure12" text:name="Figure" text:formula="ooow:Figure+1" style:num-format="1">13</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přejmenovat nebo 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Chceme-li Navigátor otevřít, klepneme na ikonu <text:span text:style-name="LOMenuPath">Navigátor</text:span> na nástrojové liště Standardní, stiskneme klávesu <text:span text:style-name="LOKeystroke">F5</text:span> nebo zvolíme <text:span text:style-name="LOMenuPath">Zobrazit &gt; Navigátor</text:span>  hlavní nabídce, nebo klepneme na stavové liště na oblast zobrazující počet stránek, nebo klepneme na tlačítko Navigátor v postranní liště.</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87">Navigátor je v jednotlivých programech LibreOffice vybaven různými funkcemi. Ty jsou dále vysvětleny v příslušných příručkách pro jednotlivé program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Obrázek <text:sequence text:ref-name="refFigure13" text:name="Figure" text:formula="ooow:Figure+1" style:num-format="1">14</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LOKeystroke">Ctrl+Z,</text:span> nebo klepneme na ikonu <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h text:style-name="Heading_20_1" text:outline-level="1"><text:bookmark-start text:name="__RefHeading___Toc24068_687030175"/>Opětovné načtení dokumentu<text:bookmark-end text:name="__RefHeading___Toc24068_687030175"/></text:h>
      <text:p text:style-name="P18">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opětovné načtení dokumentu, zvolíme v hlavní nabídce <text:span text:style-name="LOMenuPath">Soubor &gt; Znovu načíst</text:span>. Pokud jste od posledního uložení provedli změny v souboru, zobrazí se potvrzovací dialogové okno, které vás upozorní, že opětovné načtení zruší vaše poslední změny. Při opětovném 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text:soft-page-break/>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Q</text:span></text:p>
        </text:list-item>
        <text:list-item>
          <text:p text:style-name="P87">V systému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avření programu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Zavření dokument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